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0E18A1DE6F7190A0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dee7e5"/>
    </style:style>
    <style:style style:name="ce2" style:family="table-cell" style:parent-style-name="Default" style:data-style-name="N81">
      <style:table-cell-properties fo:background-color="#dee7e5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bbe33d"/>
    </style:style>
    <style:style style:name="ce7" style:family="table-cell" style:parent-style-name="Default">
      <style:table-cell-properties fo:background-color="#b4c7dc"/>
    </style:style>
    <style:style style:name="ce8" style:family="table-cell" style:parent-style-name="Default">
      <style:table-cell-properties fo:background-color="#ffd7d7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LABDOS calibration</text:p>
          </table:table-cell>
          <table:table-cell/>
          <table:table-cell table:style-name="ce5" office:value-type="string" calcext:value-type="string">
            <text:p>1 pF</text:p>
          </table:table-cell>
          <table:table-cell table:style-name="ce6" office:value-type="string" calcext:value-type="string">
            <text:p>3 pF</text:p>
          </table:table-cell>
          <table:table-cell table:style-name="ce7" office:value-type="string" calcext:value-type="string">
            <text:p>4 pF</text:p>
          </table:table-cell>
          <table:table-cell table:style-name="ce8" office:value-type="string" calcext:value-type="string">
            <text:p>5 pF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.n. 7e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+-23 keV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 [F]</text:p>
          </table:table-cell>
          <table:table-cell office:value-type="string" calcext:value-type="string">
            <text:p>U [mV]</text:p>
          </table:table-cell>
          <table:table-cell office:value-type="string" calcext:value-type="string">
            <text:p>Q [C]</text:p>
          </table:table-cell>
          <table:table-cell office:value-type="string" calcext:value-type="string">
            <text:p>N_e</text:p>
          </table:table-cell>
          <table:table-cell office:value-type="string" calcext:value-type="string">
            <text:p>E [eV]</text:p>
          </table:table-cell>
          <table:table-cell office:value-type="string" calcext:value-type="string">
            <text:p>E [MeV]</text:p>
          </table:table-cell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ch zaric</text:p>
          </table:table-cell>
          <table:table-cell office:value-type="string" calcext:value-type="string">
            <text:p>E zaric [MeV]</text:p>
          </table:table-cell>
          <table:table-cell table:number-columns-repeated="2"/>
          <table:table-cell office:value-type="string" calcext:value-type="string">
            <text:p>ch width</text:p>
          </table:table-cell>
        </table:table-row>
        <table:table-row table:style-name="ro1">
          <table:table-cell table:style-name="ce2" office:value-type="float" office:value="0.00000000000101" calcext:value-type="float">
            <text:p>1.01E-12</text:p>
          </table:table-cell>
          <table:table-cell table:style-name="ce5" office:value-type="float" office:value="239" calcext:value-type="float">
            <text:p>239</text:p>
          </table:table-cell>
          <table:table-cell table:formula="of:=[.$A$7]*0.001*[.B7]" office:value-type="float" office:value="0.00000000000024139" calcext:value-type="float">
            <text:p>2.4139E-13</text:p>
          </table:table-cell>
          <table:table-cell table:formula="of:=[.C7]/[.$A$9]" office:value-type="float" office:value="1506803.99500624" calcext:value-type="float">
            <text:p>1506803.99500624</text:p>
          </table:table-cell>
          <table:table-cell table:formula="of:=[.D7]*[.$A$11]" office:value-type="float" office:value="5499834.58177278" calcext:value-type="float">
            <text:p>5499834.58177278</text:p>
          </table:table-cell>
          <table:table-cell table:formula="of:=[.E7]/1000000" office:value-type="float" office:value="5.49983458177278" calcext:value-type="float">
            <text:p>5.4998345817727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m-241</text:p>
          </table:table-cell>
          <table:table-cell office:value-type="float" office:value="201.5" calcext:value-type="float">
            <text:p>201.5</text:p>
          </table:table-cell>
          <table:table-cell office:value-type="float" office:value="5.486" calcext:value-type="float">
            <text:p>5.486</text:p>
          </table:table-cell>
          <table:table-cell table:formula="of:=[.J7]-[.J8]" office:value-type="float" office:value="0.329" calcext:value-type="float">
            <text:p>0.329</text:p>
          </table:table-cell>
          <table:table-cell table:formula="of:=[.B7]-[.B8]" office:value-type="float" office:value="14" calcext:value-type="float">
            <text:p>14</text:p>
          </table:table-cell>
          <table:table-cell table:formula="of:=[.K7]/[.L7]" office:value-type="float" office:value="0.0235" calcext:value-type="float">
            <text:p>0.0235</text:p>
          </table:table-cell>
        </table:table-row>
        <table:table-row table:style-name="ro1">
          <table:table-cell table:style-name="ce1" office:value-type="string" calcext:value-type="string">
            <text:p>e [C]</text:p>
          </table:table-cell>
          <table:table-cell table:style-name="ce5" office:value-type="float" office:value="225" calcext:value-type="float">
            <text:p>225</text:p>
          </table:table-cell>
          <table:table-cell table:formula="of:=[.$A$7]*0.001*[.B8]" office:value-type="float" office:value="0.00000000000022725" calcext:value-type="float">
            <text:p>2.2725E-13</text:p>
          </table:table-cell>
          <table:table-cell table:formula="of:=[.C8]/[.$A$9]" office:value-type="float" office:value="1418539.3258427" calcext:value-type="float">
            <text:p>1418539.3258427</text:p>
          </table:table-cell>
          <table:table-cell table:formula="of:=[.D8]*[.$A$11]" office:value-type="float" office:value="5177668.53932584" calcext:value-type="float">
            <text:p>5177668.53932584</text:p>
          </table:table-cell>
          <table:table-cell table:formula="of:=[.E8]/1000000" office:value-type="float" office:value="5.17766853932584" calcext:value-type="float">
            <text:p>5.1776685393258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Pu-239</text:p>
          </table:table-cell>
          <table:table-cell office:value-type="float" office:value="190" calcext:value-type="float">
            <text:p>190</text:p>
          </table:table-cell>
          <table:table-cell office:value-type="float" office:value="5.157" calcext:value-type="float">
            <text:p>5.157</text:p>
          </table:table-cell>
          <table:table-cell table:number-columns-repeated="3"/>
        </table:table-row>
        <table:table-row table:style-name="ro1">
          <table:table-cell table:style-name="ce2" office:value-type="float" office:value="1.602E-019" calcext:value-type="float">
            <text:p>1.60E-19</text:p>
          </table:table-cell>
          <table:table-cell table:style-name="ce5" office:value-type="float" office:value="3.2" calcext:value-type="float">
            <text:p>3.2</text:p>
          </table:table-cell>
          <table:table-cell table:formula="of:=[.$A$7]*0.001*[.B9]" office:value-type="float" office:value="3.232E-015" calcext:value-type="float">
            <text:p>3.232E-15</text:p>
          </table:table-cell>
          <table:table-cell table:formula="of:=[.C9]/[.$A$9]" office:value-type="float" office:value="20174.7815230961" calcext:value-type="float">
            <text:p>20174.7815230961</text:p>
          </table:table-cell>
          <table:table-cell table:formula="of:=[.D9]*[.$A$11]" office:value-type="float" office:value="73637.9525593009" calcext:value-type="float">
            <text:p>73637.9525593009</text:p>
          </table:table-cell>
          <table:table-cell table:formula="of:=[.E9]/1000000" office:value-type="float" office:value="0.0736379525593009" calcext:value-type="float">
            <text:p>0.0736379525593009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_e-h</text:p>
          </table:table-cell>
          <table:table-cell table:style-name="ce5" office:value-type="float" office:value="3.1" calcext:value-type="float">
            <text:p>3.1</text:p>
          </table:table-cell>
          <table:table-cell table:formula="of:=[.$A$7]*0.001*[.B10]" office:value-type="float" office:value="3.131E-015" calcext:value-type="float">
            <text:p>3.131E-15</text:p>
          </table:table-cell>
          <table:table-cell table:formula="of:=[.C10]/[.$A$9]" office:value-type="float" office:value="19544.3196004994" calcext:value-type="float">
            <text:p>19544.3196004994</text:p>
          </table:table-cell>
          <table:table-cell table:formula="of:=[.D10]*[.$A$11]" office:value-type="float" office:value="71336.7665418227" calcext:value-type="float">
            <text:p>71336.7665418227</text:p>
          </table:table-cell>
          <table:table-cell table:formula="of:=[.E10]/1000000" office:value-type="float" office:value="0.0713367665418227" calcext:value-type="float">
            <text:p>0.071336766541822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1" office:value-type="float" office:value="3.65" calcext:value-type="float">
            <text:p>3.65</text:p>
          </table:table-cell>
          <table:table-cell table:style-name="ce5" office:value-type="float" office:value="253" calcext:value-type="float">
            <text:p>253</text:p>
          </table:table-cell>
          <table:table-cell table:formula="of:=[.$A$7]*0.001*[.B11]" office:value-type="float" office:value="0.00000000000025553" calcext:value-type="float">
            <text:p>2.5553E-13</text:p>
          </table:table-cell>
          <table:table-cell table:formula="of:=[.C11]/[.$A$9]" office:value-type="float" office:value="1595068.66416979" calcext:value-type="float">
            <text:p>1595068.66416979</text:p>
          </table:table-cell>
          <table:table-cell table:formula="of:=[.D11]*[.$A$11]" office:value-type="float" office:value="5822000.62421973" calcext:value-type="float">
            <text:p>5822000.62421973</text:p>
          </table:table-cell>
          <table:table-cell table:formula="of:=[.E11]/1000000" office:value-type="float" office:value="5.82200062421973" calcext:value-type="float">
            <text:p>5.8220006242197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aturace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float" office:value="239" calcext:value-type="float">
            <text:p>239</text:p>
          </table:table-cell>
          <table:table-cell table:formula="of:=[.$A$7]*0.001*[.B12]" office:value-type="float" office:value="0.00000000000024139" calcext:value-type="float">
            <text:p>2.4139E-13</text:p>
          </table:table-cell>
          <table:table-cell table:formula="of:=[.C12]/[.$A$9]" office:value-type="float" office:value="1506803.99500624" calcext:value-type="float">
            <text:p>1506803.99500624</text:p>
          </table:table-cell>
          <table:table-cell table:formula="of:=[.D12]*[.$A$11]" office:value-type="float" office:value="5499834.58177278" calcext:value-type="float">
            <text:p>5499834.58177278</text:p>
          </table:table-cell>
          <table:table-cell table:formula="of:=[.E12]/1000000" office:value-type="float" office:value="5.49983458177278" calcext:value-type="float">
            <text:p>5.49983458177278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float" office:value="239" calcext:value-type="float">
            <text:p>239</text:p>
          </table:table-cell>
          <table:table-cell table:formula="of:=[.$A$7]*0.001*[.B13]" office:value-type="float" office:value="0.00000000000024139" calcext:value-type="float">
            <text:p>2.4139E-13</text:p>
          </table:table-cell>
          <table:table-cell table:formula="of:=[.C13]/[.$A$9]" office:value-type="float" office:value="1506803.99500624" calcext:value-type="float">
            <text:p>1506803.99500624</text:p>
          </table:table-cell>
          <table:table-cell table:formula="of:=[.D13]*[.$A$11]" office:value-type="float" office:value="5499834.58177278" calcext:value-type="float">
            <text:p>5499834.58177278</text:p>
          </table:table-cell>
          <table:table-cell table:formula="of:=[.E13]/1000000" office:value-type="float" office:value="5.49983458177278" calcext:value-type="float">
            <text:p>5.49983458177278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float" office:value="624" calcext:value-type="float">
            <text:p>624</text:p>
          </table:table-cell>
          <table:table-cell table:formula="of:=[.$A$7]*0.001*[.B14]" office:value-type="float" office:value="0.00000000000063024" calcext:value-type="float">
            <text:p>6.3024E-13</text:p>
          </table:table-cell>
          <table:table-cell table:formula="of:=[.C14]/[.$A$9]" office:value-type="float" office:value="3934082.39700375" calcext:value-type="float">
            <text:p>3934082.39700375</text:p>
          </table:table-cell>
          <table:table-cell table:formula="of:=[.D14]*[.$A$11]" office:value-type="float" office:value="14359400.7490637" calcext:value-type="float">
            <text:p>14359400.7490637</text:p>
          </table:table-cell>
          <table:table-cell table:formula="of:=[.E14]/1000000" office:value-type="float" office:value="14.3594007490637" calcext:value-type="float">
            <text:p>14.359400749063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aturace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730" calcext:value-type="float">
            <text:p>730</text:p>
          </table:table-cell>
          <table:table-cell table:formula="of:=[.$A$7]*0.001*[.B15]" office:value-type="float" office:value="0.0000000000007373" calcext:value-type="float">
            <text:p>7.373E-13</text:p>
          </table:table-cell>
          <table:table-cell table:formula="of:=[.C15]/[.$A$9]" office:value-type="float" office:value="4602372.0349563" calcext:value-type="float">
            <text:p>4602372.0349563</text:p>
          </table:table-cell>
          <table:table-cell table:formula="of:=[.D15]*[.$A$11]" office:value-type="float" office:value="16798657.9275905" calcext:value-type="float">
            <text:p>16798657.9275905</text:p>
          </table:table-cell>
          <table:table-cell table:formula="of:=[.E15]/1000000" office:value-type="float" office:value="16.7986579275905" calcext:value-type="float">
            <text:p>16.798657927590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aturace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6.3" calcext:value-type="float">
            <text:p>6.3</text:p>
          </table:table-cell>
          <table:table-cell table:formula="of:=[.$A$7]*0.001*[.B16]" office:value-type="float" office:value="6.363E-015" calcext:value-type="float">
            <text:p>6.363E-15</text:p>
          </table:table-cell>
          <table:table-cell table:formula="of:=[.C16]/[.$A$9]" office:value-type="float" office:value="39719.1011235955" calcext:value-type="float">
            <text:p>39719.1011235955</text:p>
          </table:table-cell>
          <table:table-cell table:formula="of:=[.D16]*[.$A$11]" office:value-type="float" office:value="144974.719101124" calcext:value-type="float">
            <text:p>144974.719101124</text:p>
          </table:table-cell>
          <table:table-cell table:formula="of:=[.E16]/1000000" office:value-type="float" office:value="0.144974719101124" calcext:value-type="float">
            <text:p>0.14497471910112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float" office:value="181" calcext:value-type="float">
            <text:p>181</text:p>
          </table:table-cell>
          <table:table-cell table:formula="of:=[.$A$7]*0.001*[.B17]" office:value-type="float" office:value="0.00000000000018281" calcext:value-type="float">
            <text:p>1.8281E-13</text:p>
          </table:table-cell>
          <table:table-cell table:formula="of:=[.C17]/[.$A$9]" office:value-type="float" office:value="1141136.07990012" calcext:value-type="float">
            <text:p>1141136.07990012</text:p>
          </table:table-cell>
          <table:table-cell table:formula="of:=[.D17]*[.$A$11]" office:value-type="float" office:value="4165146.69163546" calcext:value-type="float">
            <text:p>4165146.69163546</text:p>
          </table:table-cell>
          <table:table-cell table:formula="of:=[.E17]/1000000" office:value-type="float" office:value="4.16514669163546" calcext:value-type="float">
            <text:p>4.1651466916354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[.E18]-[.E17]" office:value-type="float" office:value="4211170.41198502" calcext:value-type="float">
            <text:p>4211170.41198502</text:p>
          </table:table-cell>
          <table:table-cell table:formula="of:=[.G18]-[.G17]" office:value-type="float" office:value="50" calcext:value-type="float">
            <text:p>50</text:p>
          </table:table-cell>
          <table:table-cell table:formula="of:=[.K17]/[.L17]" office:value-type="float" office:value="84223.4082397004" calcext:value-type="float">
            <text:p>84223.4082397004</text:p>
          </table:table-cell>
        </table:table-row>
        <table:table-row table:style-name="ro1">
          <table:table-cell/>
          <table:table-cell table:style-name="ce8" office:value-type="float" office:value="364" calcext:value-type="float">
            <text:p>364</text:p>
          </table:table-cell>
          <table:table-cell table:formula="of:=[.$A$7]*0.001*[.B18]" office:value-type="float" office:value="0.00000000000036764" calcext:value-type="float">
            <text:p>3.6764E-13</text:p>
          </table:table-cell>
          <table:table-cell table:formula="of:=[.C18]/[.$A$9]" office:value-type="float" office:value="2294881.39825219" calcext:value-type="float">
            <text:p>2294881.39825219</text:p>
          </table:table-cell>
          <table:table-cell table:formula="of:=[.D18]*[.$A$11]" office:value-type="float" office:value="8376317.10362048" calcext:value-type="float">
            <text:p>8376317.10362048</text:p>
          </table:table-cell>
          <table:table-cell table:formula="of:=[.E18]/1000000" office:value-type="float" office:value="8.37631710362048" calcext:value-type="float">
            <text:p>8.3763171036204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float" office:value="308" calcext:value-type="float">
            <text:p>308</text:p>
          </table:table-cell>
          <table:table-cell table:formula="of:=[.$A$7]*0.001*[.B19]" office:value-type="float" office:value="0.00000000000031108" calcext:value-type="float">
            <text:p>3.1108E-13</text:p>
          </table:table-cell>
          <table:table-cell table:formula="of:=[.C19]/[.$A$9]" office:value-type="float" office:value="1941822.721598" calcext:value-type="float">
            <text:p>1941822.721598</text:p>
          </table:table-cell>
          <table:table-cell table:formula="of:=[.D19]*[.$A$11]" office:value-type="float" office:value="7087652.93383271" calcext:value-type="float">
            <text:p>7087652.93383271</text:p>
          </table:table-cell>
          <table:table-cell table:formula="of:=[.E19]/1000000" office:value-type="float" office:value="7.08765293383271" calcext:value-type="float">
            <text:p>7.0876529338327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F19]-[.F20]" office:value-type="float" office:value="3.33671972534332" calcext:value-type="float">
            <text:p>3.33671972534332</text:p>
          </table:table-cell>
          <table:table-cell table:formula="of:=[.G19]-[.G20]" office:value-type="float" office:value="50" calcext:value-type="float">
            <text:p>50</text:p>
          </table:table-cell>
          <table:table-cell table:formula="of:=[.K19]/[.L19]" office:value-type="float" office:value="0.0667343945068664" calcext:value-type="float">
            <text:p>0.0667343945068664</text:p>
          </table:table-cell>
        </table:table-row>
        <table:table-row table:style-name="ro1">
          <table:table-cell/>
          <table:table-cell table:style-name="ce7" office:value-type="float" office:value="163" calcext:value-type="float">
            <text:p>163</text:p>
          </table:table-cell>
          <table:table-cell table:formula="of:=[.$A$7]*0.001*[.B20]" office:value-type="float" office:value="0.00000000000016463" calcext:value-type="float">
            <text:p>1.6463E-13</text:p>
          </table:table-cell>
          <table:table-cell table:formula="of:=[.C20]/[.$A$9]" office:value-type="float" office:value="1027652.93383271" calcext:value-type="float">
            <text:p>1027652.93383271</text:p>
          </table:table-cell>
          <table:table-cell table:formula="of:=[.D20]*[.$A$11]" office:value-type="float" office:value="3750933.20848939" calcext:value-type="float">
            <text:p>3750933.20848939</text:p>
          </table:table-cell>
          <table:table-cell table:formula="of:=[.E20]/1000000" office:value-type="float" office:value="3.75093320848939" calcext:value-type="float">
            <text:p>3.75093320848939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float" office:value="5.9" calcext:value-type="float">
            <text:p>5.9</text:p>
          </table:table-cell>
          <table:table-cell table:formula="of:=[.$A$7]*0.001*[.B21]" office:value-type="float" office:value="5.959E-015" calcext:value-type="float">
            <text:p>5.959E-15</text:p>
          </table:table-cell>
          <table:table-cell table:formula="of:=[.C21]/[.$A$9]" office:value-type="float" office:value="37197.2534332085" calcext:value-type="float">
            <text:p>37197.2534332085</text:p>
          </table:table-cell>
          <table:table-cell table:formula="of:=[.D21]*[.$A$11]" office:value-type="float" office:value="135769.975031211" calcext:value-type="float">
            <text:p>135769.975031211</text:p>
          </table:table-cell>
          <table:table-cell table:formula="of:=[.E21]/1000000" office:value-type="float" office:value="0.135769975031211" calcext:value-type="float">
            <text:p>0.13576997503121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Pu-239</text:p>
          </table:table-cell>
          <table:table-cell office:value-type="float" office:value="75" calcext:value-type="float">
            <text:p>75</text:p>
          </table:table-cell>
          <table:table-cell office:value-type="float" office:value="5.157" calcext:value-type="float">
            <text:p>5.157</text:p>
          </table:table-cell>
          <table:table-cell table:formula="of:=[.J23]-[.J22]" office:value-type="float" office:value="0.329" calcext:value-type="float">
            <text:p>0.329</text:p>
          </table:table-cell>
          <table:table-cell table:formula="of:=[.I23]-[.I22]" office:value-type="float" office:value="5" calcext:value-type="float">
            <text:p>5</text:p>
          </table:table-cell>
          <table:table-cell table:formula="of:=[.K22]/[.L22]" office:value-type="float" office:value="0.0657999999999999" calcext:value-type="float">
            <text:p>0.065799999999999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m-241</text:p>
          </table:table-cell>
          <table:table-cell office:value-type="float" office:value="80" calcext:value-type="float">
            <text:p>80</text:p>
          </table:table-cell>
          <table:table-cell office:value-type="float" office:value="5.486" calcext:value-type="float">
            <text:p>5.48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I24]*0.068" office:value-type="float" office:value="0.136" calcext:value-type="float">
            <text:p>0.1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 = maximum of noise</text:p>
          </table:table-cell>
          <table:table-cell table:number-columns-repeated="11"/>
        </table:table-row>
      </table:table>
      <table:table table:name="Sheet2" table:style-name="ta1">
        <table:shapes>
          <draw:frame draw:z-index="0" draw:style-name="gr1" draw:text-style-name="P1" svg:width="6.2988in" svg:height="3.5429in" svg:x="0.7083in" svg:y="1.9594in">
            <draw:object draw:notify-on-update-of-ranges="Sheet2.G6:Sheet2.G6 Sheet2.G7:Sheet2.G11 Sheet2.H6:Sheet2.H6 Sheet2.H7:Sheet2.H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LABDOS calibration</text:p>
          </table:table-cell>
          <table:table-cell/>
          <table:table-cell table:style-name="ce5" office:value-type="string" calcext:value-type="string">
            <text:p>1 pF</text:p>
          </table:table-cell>
          <table:table-cell table:style-name="ce6" office:value-type="string" calcext:value-type="string">
            <text:p>3 pF</text:p>
          </table:table-cell>
          <table:table-cell table:style-name="ce7" office:value-type="string" calcext:value-type="string">
            <text:p>4 pF</text:p>
          </table:table-cell>
          <table:table-cell table:style-name="ce8" office:value-type="string" calcext:value-type="string">
            <text:p>5 pF</text:p>
          </table:table-cell>
          <table:table-cell table:style-name="ce8"/>
          <table:table-cell table:number-columns-repeated="6"/>
        </table:table-row>
        <table:table-row table:style-name="ro1">
          <table:table-cell/>
          <table:table-cell office:value-type="string" calcext:value-type="string">
            <text:p>s.n. 7e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+-23 keV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C [F]</text:p>
          </table:table-cell>
          <table:table-cell office:value-type="string" calcext:value-type="string">
            <text:p>U [mV]</text:p>
          </table:table-cell>
          <table:table-cell office:value-type="string" calcext:value-type="string">
            <text:p>Q [C]</text:p>
          </table:table-cell>
          <table:table-cell office:value-type="string" calcext:value-type="string">
            <text:p>N_e</text:p>
          </table:table-cell>
          <table:table-cell office:value-type="string" calcext:value-type="string">
            <text:p>E [eV]</text:p>
          </table:table-cell>
          <table:table-cell office:value-type="string" calcext:value-type="string">
            <text:p>E [MeV]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E [MeV]</text:p>
          </table:table-cell>
          <table:table-cell/>
          <table:table-cell office:value-type="string" calcext:value-type="string">
            <text:p>ch zaric</text:p>
          </table:table-cell>
          <table:table-cell office:value-type="string" calcext:value-type="string">
            <text:p>E zaric [MeV]</text:p>
          </table:table-cell>
          <table:table-cell table:number-columns-repeated="2"/>
          <table:table-cell office:value-type="string" calcext:value-type="string">
            <text:p>ch width</text:p>
          </table:table-cell>
        </table:table-row>
        <table:table-row table:style-name="ro1">
          <table:table-cell table:style-name="ce2" office:value-type="float" office:value="0.00000000000101" calcext:value-type="float">
            <text:p>1.01E-12</text:p>
          </table:table-cell>
          <table:table-cell table:style-name="ce7" office:value-type="float" office:value="239" calcext:value-type="float">
            <text:p>239</text:p>
          </table:table-cell>
          <table:table-cell table:formula="of:=[.$A$7]*0.001*[.B7]" office:value-type="float" office:value="0.00000000000024139" calcext:value-type="float">
            <text:p>2.4139E-13</text:p>
          </table:table-cell>
          <table:table-cell table:formula="of:=[.C7]/[.$A$9]" office:value-type="float" office:value="1506803.99500624" calcext:value-type="float">
            <text:p>1506803.99500624</text:p>
          </table:table-cell>
          <table:table-cell table:formula="of:=[.D7]*[.$A$11]" office:value-type="float" office:value="5499834.58177278" calcext:value-type="float">
            <text:p>5499834.58177278</text:p>
          </table:table-cell>
          <table:table-cell table:formula="of:=[.E7]/1000000" office:value-type="float" office:value="5.49983458177278" calcext:value-type="float">
            <text:p>5.49983458177278</text:p>
          </table:table-cell>
          <table:table-cell office:value-type="float" office:value="78" calcext:value-type="float">
            <text:p>78</text:p>
          </table:table-cell>
          <table:table-cell office:value-type="float" office:value="5.49983458177278" calcext:value-type="float">
            <text:p>5.49983458177278</text:p>
          </table:table-cell>
          <table:table-cell/>
          <table:table-cell office:value-type="float" office:value="201.5" calcext:value-type="float">
            <text:p>201.5</text:p>
          </table:table-cell>
          <table:table-cell office:value-type="float" office:value="5.486" calcext:value-type="float">
            <text:p>5.486</text:p>
          </table:table-cell>
          <table:table-cell table:formula="of:=[.K7]-[.K8]" office:value-type="float" office:value="0.329" calcext:value-type="float">
            <text:p>0.329</text:p>
          </table:table-cell>
          <table:table-cell table:formula="of:=[#REF!]-[#REF!]" office:value-type="string" office:string-value="" calcext:value-type="error">
            <text:p>#REF!</text:p>
          </table:table-cell>
          <table:table-cell table:formula="of:=[.L7]/[.M7]" office:value-type="string" office:string-value="" calcext:value-type="error">
            <text:p>#REF!</text:p>
          </table:table-cell>
        </table:table-row>
        <table:table-row table:style-name="ro1">
          <table:table-cell table:style-name="ce1" office:value-type="string" calcext:value-type="string">
            <text:p>e [C]</text:p>
          </table:table-cell>
          <table:table-cell table:style-name="ce7" office:value-type="float" office:value="624" calcext:value-type="float">
            <text:p>624</text:p>
          </table:table-cell>
          <table:table-cell table:formula="of:=[.$A$7]*0.001*[.B8]" office:value-type="float" office:value="0.00000000000063024" calcext:value-type="float">
            <text:p>6.3024E-13</text:p>
          </table:table-cell>
          <table:table-cell table:formula="of:=[.C8]/[.$A$9]" office:value-type="float" office:value="3934082.39700375" calcext:value-type="float">
            <text:p>3934082.39700375</text:p>
          </table:table-cell>
          <table:table-cell table:formula="of:=[.D8]*[.$A$11]" office:value-type="float" office:value="14359400.7490637" calcext:value-type="float">
            <text:p>14359400.7490637</text:p>
          </table:table-cell>
          <table:table-cell table:formula="of:=[.E8]/1000000" office:value-type="float" office:value="14.3594007490637" calcext:value-type="float">
            <text:p>14.3594007490637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saturace</text:p>
          </table:table-cell>
          <table:table-cell office:value-type="float" office:value="190" calcext:value-type="float">
            <text:p>190</text:p>
          </table:table-cell>
          <table:table-cell office:value-type="float" office:value="5.157" calcext:value-type="float">
            <text:p>5.157</text:p>
          </table:table-cell>
          <table:table-cell table:number-columns-repeated="3"/>
        </table:table-row>
        <table:table-row table:style-name="ro1">
          <table:table-cell table:style-name="ce2" office:value-type="float" office:value="1.602E-019" calcext:value-type="float">
            <text:p>1.60E-19</text:p>
          </table:table-cell>
          <table:table-cell table:style-name="ce7" office:value-type="float" office:value="308" calcext:value-type="float">
            <text:p>308</text:p>
          </table:table-cell>
          <table:table-cell table:formula="of:=[.$A$7]*0.001*[.B9]" office:value-type="float" office:value="0.00000000000031108" calcext:value-type="float">
            <text:p>3.1108E-13</text:p>
          </table:table-cell>
          <table:table-cell table:formula="of:=[.C9]/[.$A$9]" office:value-type="float" office:value="1941822.721598" calcext:value-type="float">
            <text:p>1941822.721598</text:p>
          </table:table-cell>
          <table:table-cell table:formula="of:=[.D9]*[.$A$11]" office:value-type="float" office:value="7087652.93383271" calcext:value-type="float">
            <text:p>7087652.93383271</text:p>
          </table:table-cell>
          <table:table-cell table:formula="of:=[.E9]/1000000" office:value-type="float" office:value="7.08765293383271" calcext:value-type="float">
            <text:p>7.08765293383271</text:p>
          </table:table-cell>
          <table:table-cell office:value-type="float" office:value="100" calcext:value-type="float">
            <text:p>100</text:p>
          </table:table-cell>
          <table:table-cell office:value-type="float" office:value="7.08765293383271" calcext:value-type="float">
            <text:p>7.0876529338327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_e-h</text:p>
          </table:table-cell>
          <table:table-cell table:style-name="ce7" office:value-type="float" office:value="163" calcext:value-type="float">
            <text:p>163</text:p>
          </table:table-cell>
          <table:table-cell table:formula="of:=[.$A$7]*0.001*[.B10]" office:value-type="float" office:value="0.00000000000016463" calcext:value-type="float">
            <text:p>1.6463E-13</text:p>
          </table:table-cell>
          <table:table-cell table:formula="of:=[.C10]/[.$A$9]" office:value-type="float" office:value="1027652.93383271" calcext:value-type="float">
            <text:p>1027652.93383271</text:p>
          </table:table-cell>
          <table:table-cell table:formula="of:=[.D10]*[.$A$11]" office:value-type="float" office:value="3750933.20848939" calcext:value-type="float">
            <text:p>3750933.20848939</text:p>
          </table:table-cell>
          <table:table-cell table:formula="of:=[.E10]/1000000" office:value-type="float" office:value="3.75093320848939" calcext:value-type="float">
            <text:p>3.75093320848939</text:p>
          </table:table-cell>
          <table:table-cell office:value-type="float" office:value="50" calcext:value-type="float">
            <text:p>50</text:p>
          </table:table-cell>
          <table:table-cell office:value-type="float" office:value="3.75093320848939" calcext:value-type="float">
            <text:p>3.75093320848939</text:p>
          </table:table-cell>
          <table:table-cell table:number-columns-repeated="6"/>
        </table:table-row>
        <table:table-row table:style-name="ro1">
          <table:table-cell table:style-name="ce1" office:value-type="float" office:value="3.65" calcext:value-type="float">
            <text:p>3.65</text:p>
          </table:table-cell>
          <table:table-cell table:style-name="ce7" office:value-type="float" office:value="5.9" calcext:value-type="float">
            <text:p>5.9</text:p>
          </table:table-cell>
          <table:table-cell table:formula="of:=[.$A$7]*0.001*[.B11]" office:value-type="float" office:value="5.959E-015" calcext:value-type="float">
            <text:p>5.959E-15</text:p>
          </table:table-cell>
          <table:table-cell table:formula="of:=[.C11]/[.$A$9]" office:value-type="float" office:value="37197.2534332085" calcext:value-type="float">
            <text:p>37197.2534332085</text:p>
          </table:table-cell>
          <table:table-cell table:formula="of:=[.D11]*[.$A$11]" office:value-type="float" office:value="135769.975031211" calcext:value-type="float">
            <text:p>135769.975031211</text:p>
          </table:table-cell>
          <table:table-cell table:formula="of:=[.E11]/1000000" office:value-type="float" office:value="0.135769975031211" calcext:value-type="float">
            <text:p>0.135769975031211</text:p>
          </table:table-cell>
          <table:table-cell office:value-type="float" office:value="2" calcext:value-type="float">
            <text:p>2</text:p>
          </table:table-cell>
          <table:table-cell office:value-type="float" office:value="0.135769975031211" calcext:value-type="float">
            <text:p>0.13576997503121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0.071" calcext:value-type="float">
            <text:p>0.071</text:p>
          </table:table-cell>
          <table:table-cell office:value-type="float" office:value="0.063" calcext:value-type="float">
            <text:p>0.063</text:p>
          </table:table-cell>
          <table:table-cell office:value-type="float" office:value="1" calcext:value-type="float">
            <text:p>1</text:p>
          </table:table-cell>
          <table:table-cell table:formula="of:=[.L12]*[.J12]+[.K12]" office:value-type="float" office:value="0.134" calcext:value-type="float">
            <text:p>0.134</text:p>
          </table:table-cell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0 = maximum of noise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formula="of:=[#REF!]-[#REF!]" office:value-type="string" office:string-value="" calcext:value-type="error">
            <text:p>#REF!</text:p>
          </table:table-cell>
          <table:table-cell table:formula="of:=[#REF!]-[#REF!]" office:value-type="string" office:string-value="" calcext:value-type="error">
            <text:p>#REF!</text:p>
          </table:table-cell>
          <table:table-cell table:formula="of:=[.L17]/[.M17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table:formula="of:=[.F9]-[.F10]" office:value-type="float" office:value="3.33671972534332" calcext:value-type="float">
            <text:p>3.33671972534332</text:p>
          </table:table-cell>
          <table:table-cell table:formula="of:=[.G9]-[.G10]" office:value-type="float" office:value="50" calcext:value-type="float">
            <text:p>50</text:p>
          </table:table-cell>
          <table:table-cell table:formula="of:=[.L19]/[.M19]" office:value-type="float" office:value="0.0667343945068664" calcext:value-type="float">
            <text:p>0.0667343945068664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Pu-239</text:p>
          </table:table-cell>
          <table:table-cell office:value-type="float" office:value="75" calcext:value-type="float">
            <text:p>75</text:p>
          </table:table-cell>
          <table:table-cell office:value-type="float" office:value="5.157" calcext:value-type="float">
            <text:p>5.157</text:p>
          </table:table-cell>
          <table:table-cell table:formula="of:=[.K23]-[.K22]" office:value-type="float" office:value="0.329" calcext:value-type="float">
            <text:p>0.329</text:p>
          </table:table-cell>
          <table:table-cell table:formula="of:=[.J23]-[.J22]" office:value-type="float" office:value="5" calcext:value-type="float">
            <text:p>5</text:p>
          </table:table-cell>
          <table:table-cell table:formula="of:=[.L22]/[.M22]" office:value-type="float" office:value="0.0657999999999999" calcext:value-type="float">
            <text:p>0.065799999999999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m-241</text:p>
          </table:table-cell>
          <table:table-cell office:value-type="float" office:value="80" calcext:value-type="float">
            <text:p>80</text:p>
          </table:table-cell>
          <table:table-cell office:value-type="float" office:value="5.486" calcext:value-type="float">
            <text:p>5.48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[.J24]*0.068" office:value-type="float" office:value="0.136" calcext:value-type="float">
            <text:p>0.136</text:p>
          </table:table-cell>
          <table:table-cell table:number-columns-repeated="4"/>
        </table:table-row>
      </table:table>
      <table:table table:name="Sheet3" table:style-name="ta1">
        <table:shapes>
          <draw:frame draw:z-index="0" draw:style-name="gr1" draw:text-style-name="P1" svg:width="6.2988in" svg:height="3.5429in" svg:x="0.8378in" svg:y="2.0661in">
            <draw:object draw:notify-on-update-of-ranges="Sheet3.G6:Sheet3.G6 Sheet3.G7:Sheet3.G11 Sheet3.H6:Sheet3.H6 Sheet3.H7:Sheet3.H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LABDOS calibration</text:p>
          </table:table-cell>
          <table:table-cell/>
          <table:table-cell table:style-name="ce5" office:value-type="string" calcext:value-type="string">
            <text:p>1 pF</text:p>
          </table:table-cell>
          <table:table-cell table:style-name="ce6" office:value-type="string" calcext:value-type="string">
            <text:p>3 pF</text:p>
          </table:table-cell>
          <table:table-cell table:style-name="ce7" office:value-type="string" calcext:value-type="string">
            <text:p>4 pF</text:p>
          </table:table-cell>
          <table:table-cell table:style-name="ce8" office:value-type="string" calcext:value-type="string">
            <text:p>5 pF</text:p>
          </table:table-cell>
          <table:table-cell table:style-name="ce8"/>
          <table:table-cell table:number-columns-repeated="6"/>
        </table:table-row>
        <table:table-row table:style-name="ro1">
          <table:table-cell/>
          <table:table-cell office:value-type="string" calcext:value-type="string">
            <text:p>s.n. 7e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+-23 keV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C [F]</text:p>
          </table:table-cell>
          <table:table-cell office:value-type="string" calcext:value-type="string">
            <text:p>U [mV]</text:p>
          </table:table-cell>
          <table:table-cell office:value-type="string" calcext:value-type="string">
            <text:p>Q [C]</text:p>
          </table:table-cell>
          <table:table-cell office:value-type="string" calcext:value-type="string">
            <text:p>N_e</text:p>
          </table:table-cell>
          <table:table-cell office:value-type="string" calcext:value-type="string">
            <text:p>E [eV]</text:p>
          </table:table-cell>
          <table:table-cell office:value-type="string" calcext:value-type="string">
            <text:p>E [MeV]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E [MeV]</text:p>
          </table:table-cell>
          <table:table-cell/>
          <table:table-cell office:value-type="string" calcext:value-type="string">
            <text:p>ch zaric</text:p>
          </table:table-cell>
          <table:table-cell office:value-type="string" calcext:value-type="string">
            <text:p>E zaric [MeV]</text:p>
          </table:table-cell>
          <table:table-cell table:number-columns-repeated="2"/>
          <table:table-cell office:value-type="string" calcext:value-type="string">
            <text:p>ch width</text:p>
          </table:table-cell>
        </table:table-row>
        <table:table-row table:style-name="ro1">
          <table:table-cell table:style-name="ce2" office:value-type="float" office:value="0.00000000000101" calcext:value-type="float">
            <text:p>1.01E-12</text:p>
          </table:table-cell>
          <table:table-cell table:style-name="ce5" office:value-type="float" office:value="239" calcext:value-type="float">
            <text:p>239</text:p>
          </table:table-cell>
          <table:table-cell table:formula="of:=[.$A$7]*0.001*[.B7]" office:value-type="float" office:value="0.00000000000024139" calcext:value-type="float">
            <text:p>2.4139E-13</text:p>
          </table:table-cell>
          <table:table-cell table:formula="of:=[.C7]/[.$A$9]" office:value-type="float" office:value="1506803.99500624" calcext:value-type="float">
            <text:p>1506803.99500624</text:p>
          </table:table-cell>
          <table:table-cell table:formula="of:=[.D7]*[.$A$11]" office:value-type="float" office:value="5499834.58177278" calcext:value-type="float">
            <text:p>5499834.58177278</text:p>
          </table:table-cell>
          <table:table-cell table:formula="of:=[.E7]/1000000" office:value-type="float" office:value="5.49983458177278" calcext:value-type="float">
            <text:p>5.49983458177278</text:p>
          </table:table-cell>
          <table:table-cell office:value-type="float" office:value="201" calcext:value-type="float">
            <text:p>201</text:p>
          </table:table-cell>
          <table:table-cell office:value-type="float" office:value="5.49983458177278" calcext:value-type="float">
            <text:p>5.49983458177278</text:p>
          </table:table-cell>
          <table:table-cell office:value-type="string" calcext:value-type="string">
            <text:p>Am-241</text:p>
          </table:table-cell>
          <table:table-cell office:value-type="float" office:value="201.5" calcext:value-type="float">
            <text:p>201.5</text:p>
          </table:table-cell>
          <table:table-cell office:value-type="float" office:value="5.486" calcext:value-type="float">
            <text:p>5.486</text:p>
          </table:table-cell>
          <table:table-cell table:formula="of:=[.K7]-[.K8]" office:value-type="float" office:value="0.329" calcext:value-type="float">
            <text:p>0.329</text:p>
          </table:table-cell>
          <table:table-cell table:formula="of:=[.B7]-[.B8]" office:value-type="float" office:value="14" calcext:value-type="float">
            <text:p>14</text:p>
          </table:table-cell>
          <table:table-cell table:formula="of:=[.L7]/[.M7]" office:value-type="float" office:value="0.0235" calcext:value-type="float">
            <text:p>0.0235</text:p>
          </table:table-cell>
        </table:table-row>
        <table:table-row table:style-name="ro1">
          <table:table-cell table:style-name="ce1" office:value-type="string" calcext:value-type="string">
            <text:p>e [C]</text:p>
          </table:table-cell>
          <table:table-cell table:style-name="ce5" office:value-type="float" office:value="225" calcext:value-type="float">
            <text:p>225</text:p>
          </table:table-cell>
          <table:table-cell table:formula="of:=[.$A$7]*0.001*[.B8]" office:value-type="float" office:value="0.00000000000022725" calcext:value-type="float">
            <text:p>2.2725E-13</text:p>
          </table:table-cell>
          <table:table-cell table:formula="of:=[.C8]/[.$A$9]" office:value-type="float" office:value="1418539.3258427" calcext:value-type="float">
            <text:p>1418539.3258427</text:p>
          </table:table-cell>
          <table:table-cell table:formula="of:=[.D8]*[.$A$11]" office:value-type="float" office:value="5177668.53932584" calcext:value-type="float">
            <text:p>5177668.53932584</text:p>
          </table:table-cell>
          <table:table-cell table:formula="of:=[.E8]/1000000" office:value-type="float" office:value="5.17766853932584" calcext:value-type="float">
            <text:p>5.17766853932584</text:p>
          </table:table-cell>
          <table:table-cell office:value-type="float" office:value="190" calcext:value-type="float">
            <text:p>190</text:p>
          </table:table-cell>
          <table:table-cell office:value-type="float" office:value="5.17766853932584" calcext:value-type="float">
            <text:p>5.17766853932584</text:p>
          </table:table-cell>
          <table:table-cell office:value-type="string" calcext:value-type="string">
            <text:p>Pu-239</text:p>
          </table:table-cell>
          <table:table-cell office:value-type="float" office:value="190" calcext:value-type="float">
            <text:p>190</text:p>
          </table:table-cell>
          <table:table-cell office:value-type="float" office:value="5.157" calcext:value-type="float">
            <text:p>5.157</text:p>
          </table:table-cell>
          <table:table-cell table:number-columns-repeated="3"/>
        </table:table-row>
        <table:table-row table:style-name="ro1">
          <table:table-cell table:style-name="ce2" office:value-type="float" office:value="1.602E-019" calcext:value-type="float">
            <text:p>1.60E-19</text:p>
          </table:table-cell>
          <table:table-cell table:style-name="ce5" office:value-type="float" office:value="3.2" calcext:value-type="float">
            <text:p>3.2</text:p>
          </table:table-cell>
          <table:table-cell table:formula="of:=[.$A$7]*0.001*[.B9]" office:value-type="float" office:value="3.232E-015" calcext:value-type="float">
            <text:p>3.232E-15</text:p>
          </table:table-cell>
          <table:table-cell table:formula="of:=[.C9]/[.$A$9]" office:value-type="float" office:value="20174.7815230961" calcext:value-type="float">
            <text:p>20174.7815230961</text:p>
          </table:table-cell>
          <table:table-cell table:formula="of:=[.D9]*[.$A$11]" office:value-type="float" office:value="73637.9525593009" calcext:value-type="float">
            <text:p>73637.9525593009</text:p>
          </table:table-cell>
          <table:table-cell table:formula="of:=[.E9]/1000000" office:value-type="float" office:value="0.0736379525593009" calcext:value-type="float">
            <text:p>0.0736379525593009</text:p>
          </table:table-cell>
          <table:table-cell office:value-type="float" office:value="3" calcext:value-type="float">
            <text:p>3</text:p>
          </table:table-cell>
          <table:table-cell office:value-type="float" office:value="0.0736379525593009" calcext:value-type="float">
            <text:p>0.073637952559300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_e-h</text:p>
          </table:table-cell>
          <table:table-cell table:style-name="ce5" office:value-type="float" office:value="3.1" calcext:value-type="float">
            <text:p>3.1</text:p>
          </table:table-cell>
          <table:table-cell table:formula="of:=[.$A$7]*0.001*[.B10]" office:value-type="float" office:value="3.131E-015" calcext:value-type="float">
            <text:p>3.131E-15</text:p>
          </table:table-cell>
          <table:table-cell table:formula="of:=[.C10]/[.$A$9]" office:value-type="float" office:value="19544.3196004994" calcext:value-type="float">
            <text:p>19544.3196004994</text:p>
          </table:table-cell>
          <table:table-cell table:formula="of:=[.D10]*[.$A$11]" office:value-type="float" office:value="71336.7665418227" calcext:value-type="float">
            <text:p>71336.7665418227</text:p>
          </table:table-cell>
          <table:table-cell table:formula="of:=[.E10]/1000000" office:value-type="float" office:value="0.0713367665418227" calcext:value-type="float">
            <text:p>0.0713367665418227</text:p>
          </table:table-cell>
          <table:table-cell office:value-type="float" office:value="3" calcext:value-type="float">
            <text:p>3</text:p>
          </table:table-cell>
          <table:table-cell office:value-type="float" office:value="0.0713367665418227" calcext:value-type="float">
            <text:p>0.0713367665418227</text:p>
          </table:table-cell>
          <table:table-cell table:number-columns-repeated="6"/>
        </table:table-row>
        <table:table-row table:style-name="ro1">
          <table:table-cell table:style-name="ce1" office:value-type="float" office:value="3.65" calcext:value-type="float">
            <text:p>3.65</text:p>
          </table:table-cell>
          <table:table-cell table:style-name="ce5" office:value-type="float" office:value="253" calcext:value-type="float">
            <text:p>253</text:p>
          </table:table-cell>
          <table:table-cell table:formula="of:=[.$A$7]*0.001*[.B11]" office:value-type="float" office:value="0.00000000000025553" calcext:value-type="float">
            <text:p>2.5553E-13</text:p>
          </table:table-cell>
          <table:table-cell table:formula="of:=[.C11]/[.$A$9]" office:value-type="float" office:value="1595068.66416979" calcext:value-type="float">
            <text:p>1595068.66416979</text:p>
          </table:table-cell>
          <table:table-cell table:formula="of:=[.D11]*[.$A$11]" office:value-type="float" office:value="5822000.62421973" calcext:value-type="float">
            <text:p>5822000.62421973</text:p>
          </table:table-cell>
          <table:table-cell table:formula="of:=[.E11]/1000000" office:value-type="float" office:value="5.82200062421973" calcext:value-type="float">
            <text:p>5.82200062421973</text:p>
          </table:table-cell>
          <table:table-cell office:value-type="float" office:value="207" calcext:value-type="float">
            <text:p>207</text:p>
          </table:table-cell>
          <table:table-cell office:value-type="float" office:value="5.82200062421973" calcext:value-type="float">
            <text:p>5.82200062421973</text:p>
          </table:table-cell>
          <table:table-cell office:value-type="string" calcext:value-type="string">
            <text:p>saturace</text:p>
          </table:table-cell>
          <table:table-cell office:value-type="float" office:value="3.3" calcext:value-type="float">
            <text:p>3.3</text:p>
          </table:table-cell>
          <table:table-cell table:formula="of:=[.H11]/[.J11]" office:value-type="float" office:value="1.76424261339992" calcext:value-type="float">
            <text:p>1.76424261339992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 table:number-columns-repeated="7"/>
          <table:table-cell office:value-type="float" office:value="5" calcext:value-type="float">
            <text:p>5</text:p>
          </table:table-cell>
          <table:table-cell table:formula="of:=[.K11]*5" office:value-type="float" office:value="8.82121306699959" calcext:value-type="float">
            <text:p>8.82121306699959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 table:number-columns-repeated="8"/>
          <table:table-cell office:value-type="float" office:value="0.028" calcext:value-type="float">
            <text:p>0.028</text:p>
          </table:table-cell>
          <table:table-cell office:value-type="float" office:value="-0.014" calcext:value-type="float">
            <text:p>-0.014</text:p>
          </table:table-cell>
          <table:table-cell office:value-type="float" office:value="207" calcext:value-type="float">
            <text:p>207</text:p>
          </table:table-cell>
          <table:table-cell table:formula="of:=[.K13]*[.M13]+[.L13]" office:value-type="float" office:value="5.782" calcext:value-type="float">
            <text:p>5.782</text:p>
          </table:table-cell>
        </table:table-row>
        <table:table-row table:style-name="ro1">
          <table:table-cell/>
          <table:table-cell table:style-name="ce7"/>
          <table:table-cell table:number-columns-repeated="6"/>
          <table:table-cell office:value-type="string" calcext:value-type="string">
            <text:p>saturace</text:p>
          </table:table-cell>
          <table:table-cell table:number-columns-repeated="5"/>
        </table:table-row>
        <table:table-row table:style-name="ro1">
          <table:table-cell/>
          <table:table-cell table:style-name="ce8"/>
          <table:table-cell table:number-columns-repeated="6"/>
          <table:table-cell office:value-type="string" calcext:value-type="string">
            <text:p>saturace</text:p>
          </table:table-cell>
          <table:table-cell table:number-columns-repeated="5"/>
        </table:table-row>
        <table:table-row table:style-name="ro1">
          <table:table-cell/>
          <table:table-cell table:style-name="ce8"/>
          <table:table-cell table:number-columns-repeated="12"/>
        </table:table-row>
        <table:table-row table:style-name="ro1">
          <table:table-cell/>
          <table:table-cell table:style-name="ce8"/>
          <table:table-cell table:number-columns-repeated="9"/>
          <table:table-cell table:formula="of:=[.E18]-[.E17]" office:value-type="float" office:value="0" calcext:value-type="float">
            <text:p>0</text:p>
          </table:table-cell>
          <table:table-cell table:formula="of:=[.G18]-[.G17]" office:value-type="float" office:value="0" calcext:value-type="float">
            <text:p>0</text:p>
          </table:table-cell>
          <table:table-cell table:formula="of:=[.L17]/[.M1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/>
          <table:table-cell table:number-columns-repeated="12"/>
        </table:table-row>
        <table:table-row table:style-name="ro1">
          <table:table-cell/>
          <table:table-cell table:style-name="ce7"/>
          <table:table-cell table:number-columns-repeated="9"/>
          <table:table-cell table:formula="of:=[.F19]-[.F20]" office:value-type="float" office:value="0" calcext:value-type="float">
            <text:p>0</text:p>
          </table:table-cell>
          <table:table-cell table:formula="of:=[.G19]-[.G20]" office:value-type="float" office:value="0" calcext:value-type="float">
            <text:p>0</text:p>
          </table:table-cell>
          <table:table-cell table:formula="of:=[.L19]/[.M19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/>
          <table:table-cell table:style-name="ce7"/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Pu-239</text:p>
          </table:table-cell>
          <table:table-cell office:value-type="float" office:value="75" calcext:value-type="float">
            <text:p>75</text:p>
          </table:table-cell>
          <table:table-cell office:value-type="float" office:value="5.157" calcext:value-type="float">
            <text:p>5.157</text:p>
          </table:table-cell>
          <table:table-cell table:formula="of:=[.K23]-[.K22]" office:value-type="float" office:value="0.329" calcext:value-type="float">
            <text:p>0.329</text:p>
          </table:table-cell>
          <table:table-cell table:formula="of:=[.J23]-[.J22]" office:value-type="float" office:value="5" calcext:value-type="float">
            <text:p>5</text:p>
          </table:table-cell>
          <table:table-cell table:formula="of:=[.L22]/[.M22]" office:value-type="float" office:value="0.0657999999999999" calcext:value-type="float">
            <text:p>0.065799999999999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m-241</text:p>
          </table:table-cell>
          <table:table-cell office:value-type="float" office:value="80" calcext:value-type="float">
            <text:p>80</text:p>
          </table:table-cell>
          <table:table-cell office:value-type="float" office:value="5.486" calcext:value-type="float">
            <text:p>5.48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[.J24]*0.068" office:value-type="float" office:value="0.136" calcext:value-type="float">
            <text:p>0.1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 = maximum of noise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08:08:57.698328184</meta:creation-date>
    <dc:date>2022-08-31T01:16:59.034292202</dc:date>
    <meta:editing-duration>PT21H3M47S</meta:editing-duration>
    <meta:editing-cycles>9</meta:editing-cycles>
    <meta:generator>LibreOffice/7.3.5.2$Linux_X86_64 LibreOffice_project/30$Build-2</meta:generator>
    <meta:document-statistic meta:table-count="3" meta:cell-count="32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0E18A1DE6F7190A0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plus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42cm" svg:y="3.952cm" style:legend-expansion="high" chart:style-name="ch2"/>
        <chart:plot-area chart:style-name="ch3" table:cell-range-address="Sheet2.G6:Sheet2.H11" chart:data-source-has-labels="row" svg:x="0.32cm" svg:y="0.18cm" svg:width="11.502cm" svg:height="8.64cm">
          <chart:coordinate-region svg:x="0.756cm" svg:y="0.379cm" svg:width="10.78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H7:Sheet2.H11" chart:label-cell-address="Sheet2.H6:Sheet2.H6" chart:class="chart:scatter">
            <chart:domain table:cell-range-address="Sheet2.G7:Sheet2.G11"/>
            <chart:regression-curve chart:style-name="ch8">
              <chart:equation chart:display-equation="true" chart:display-r-square="true"/>
            </chart:regression-curve>
            <chart:data-point chart:repeated="2"/>
            <chart:data-point chart:style-name="ch9"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E [MeV]</text:p>
                <draw:g>
                  <svg:desc>Sheet2.H6:Sheet2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">
                <text:p>78</text:p>
                <draw:g>
                  <svg:desc>Sheet2.G7:Sheet2.G11</svg:desc>
                </draw:g>
              </table:table-cell>
              <table:table-cell office:value-type="float" office:value="5.49983458177278">
                <text:p>5.49983458177278</text:p>
                <draw:g>
                  <svg:desc>Sheet2.H7:Sheet2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7.08765293383271">
                <text:p>7.08765293383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3.75093320848939">
                <text:p>3.750933208489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135769975031211">
                <text:p>0.135769975031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42cm" svg:y="3.952cm" style:legend-expansion="high" chart:style-name="ch2"/>
        <chart:plot-area chart:style-name="ch3" table:cell-range-address="Sheet3.G6:Sheet3.H11" chart:data-source-has-labels="row" svg:x="0.32cm" svg:y="0.18cm" svg:width="11.502cm" svg:height="8.64cm">
          <chart:coordinate-region svg:x="0.756cm" svg:y="0.38cm" svg:width="10.786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H7:Sheet3.H11" chart:label-cell-address="Sheet3.H6:Sheet3.H6" chart:class="chart:scatter">
            <chart:domain table:cell-range-address="Sheet3.G7:Sheet3.G11"/>
            <chart:regression-curve chart:style-name="ch8">
              <chart:equation chart:display-equation="true" chart:display-r-square="true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E [MeV]</text:p>
                <draw:g>
                  <svg:desc>Sheet3.H6:Sheet3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">
                <text:p>201</text:p>
                <draw:g>
                  <svg:desc>Sheet3.G7:Sheet3.G11</svg:desc>
                </draw:g>
              </table:table-cell>
              <table:table-cell office:value-type="float" office:value="5.49983458177278">
                <text:p>5.49983458177278</text:p>
                <draw:g>
                  <svg:desc>Sheet3.H7:Sheet3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0">
                <text:p>190</text:p>
              </table:table-cell>
              <table:table-cell office:value-type="float" office:value="5.17766853932584">
                <text:p>5.177668539325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736379525593009">
                <text:p>0.0736379525593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713367665418227">
                <text:p>0.0713367665418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7">
                <text:p>207</text:p>
              </table:table-cell>
              <table:table-cell office:value-type="float" office:value="5.82200062421973">
                <text:p>5.822000624219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